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rnalPrivileg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vilegeRegistry.getRegisteredPrivile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vilegeImpl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vilegeImpl.isAbstra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vilegeImpl.getDeclaredAggregatePrivileg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rivilegeImpl.equal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ternalPrivilege.equal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ivilegeImpl.getAggregatePrivileg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nternalPrivilege.InternalPrivilege( String name , InternalPrivilege [ ] declaredAggregat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PrivilegeRegistry.registerPrivilege( InternalPrivilege privile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ivilegeRegistry.getPrivilege( String privileg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ternalPrivilege.InternalPrivilege( String name , int bi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ivilegeRegistry.getBits( Privilege [ ] privileg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rivilegeImpl.get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ivilegeRegistry.PrivilegeRegistry( NameResolver resolv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ivilegeRegistry.getInteralPrivileges( int bit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7">
            <text:p text:style-name="Table_20_Contents">17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PrivilegeRegistry.getPrivileges( int bi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rivilegeImpl.PrivilegeImpl( InternalPrivilege internalPrivilege , Name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ernalPrivilege.getBi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vilegeImpl.isAggreg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